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T3" style:parent-style-name="Policepardéfaut" style:family="text">
      <style:text-properties fo:language="en" fo:country="US"/>
    </style:style>
    <style:style style:name="T4" style:parent-style-name="Lienhypertexte" style:family="text">
      <style:text-properties fo:language="en" fo:country="US"/>
    </style:style>
    <style:style style:name="T5" style:parent-style-name="Policepardéfaut" style:family="text">
      <style:text-properties fo:language="en" fo:country="US"/>
    </style:style>
    <style:style style:name="T6" style:parent-style-name="Lienhypertexte" style:family="text">
      <style:text-properties fo:language="en" fo:country="US"/>
    </style:style>
    <style:style style:name="T7" style:parent-style-name="Policepardéfaut" style:family="text">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P18" style:parent-style-name="Normal" style:family="paragraph">
      <style:text-properties fo:language="en" fo:country="US"/>
    </style:style>
    <style:style style:name="P19" style:parent-style-name="Normal" style:family="paragraph">
      <style:paragraph-properties fo:margin-bottom="0in"/>
      <style:text-properties fo:language="en" fo:country="US"/>
    </style:style>
    <style:style style:name="P20" style:parent-style-name="Normal" style:family="paragraph">
      <style:paragraph-properties fo:margin-bottom="0in"/>
    </style:style>
    <style:style style:name="T21" style:parent-style-name="Policepardéfaut" style:family="text">
      <style:text-properties fo:language="en" fo:country="US"/>
    </style:style>
  </office:automatic-styles>
  <office:body>
    <office:text text:use-soft-page-breaks="true">
      <text:p text:style-name="P1">From <text:s/>christian.rizk@epitech.eu</text:p>
      <text:p text:style-name="P2">To : bianca@mangaparis.com</text:p>
      <text:p text:style-name="Normal"><text:span text:style-name="T3">CC :<text:s/></text:span><text:a xlink:href="mailto:benie.kimpuela@epitech.eu" office:target-frame-name="_top" xlink:show="replace"><text:span text:style-name="T4">benie.kimpuela@epitech.eu</text:span></text:a><text:span text:style-name="T5">, <text:s/></text:span><text:a xlink:href="mailto:bandigou.traore@epitech.eu" office:target-frame-name="_top" xlink:show="replace"><text:span text:style-name="T6">bandigou.traore@epitech.eu</text:span></text:a><text:span text:style-name="T7"><text:s/></text:span></text:p>
      <text:p text:style-name="P8">Subject : Show for our next projet<text:s/></text:p>
      <text:p text:style-name="P9">Dear Bianca,<text:s/></text:p>
      <text:p text:style-name="P10">I have heard that <text:s/>you are in charge of the Paris Manga Organization, and to go straight to the point, I want to ask you a favor.</text:p>
      <text:p text:style-name="P11">I am sure you are familiar with Epitech, its pedagogy, and its capacities. More specifically, you know the Hub and its capabilities.</text:p>
      <text:p text:style-name="P12">Lately, to demonstrate this potential to a wider range of people, we have developed a quite ambitious project. <text:s/>We re-creating an Iron Man Suit to show the capabilities of our 3D printer, and of our developers. It cannot fly but our suit is very resemblant to the original, and can also interact with people. Apart from the beautiful suit, we have indeed developed a software that can robotize it and that include many cool features.<text:s/></text:p>
      <text:p text:style-name="P13">We would like to have it showcased during this year’s Manga Paris , Therefore I am asking for your help. Of course, I do not expect you to take my word for it, which is why I would like, in the first<text:s/>place, to invite you to visit us to the see for yourself what we can do. We have recently been burglarized , but our purpose with this project is to show that, no matter the difficulties, we can still rise and develop ambitious projects.</text:p>
      <text:p text:style-name="P14">There is a logical following to this demand. If it turns out that our project is a success with the public, I would like to ask you for a partnership that could benefit us both. We would have the opportunity to showcase our suit, along with some of our future projects that<text:s/>are representative of our possibilities. With time, we would get more famous, and thus bring you even more visitors. This is our ambition.</text:p>
      <text:p text:style-name="P15">Please tell me if you like those ideas, and do not hesitate to ask me about more details.<text:s/></text:p>
      <text:p text:style-name="Normal"><text:span text:style-name="T16">Waiting for your answer,<text:s/></text:span><text:span text:style-name="T17">which I hope will be positive , I wish you a very nice day hoping to see you soon.</text:span></text:p>
      <text:p text:style-name="P18"/>
      <text:p text:style-name="P19">Thank you very much.</text:p>
      <text:p text:style-name="P20"><text:span text:style-name="T21">Christia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000000"/>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nie Kimpuela</meta:initial-creator>
    <dc:creator>Lodi Hanna (DHL SY)</dc:creator>
    <meta:creation-date>2022-11-06T01:30:00Z</meta:creation-date>
    <dc:date>2022-11-06T16:04:00Z</dc:date>
    <meta:template xlink:href="Normal" xlink:type="simple"/>
    <meta:editing-cycles>3</meta:editing-cycles>
    <meta:editing-duration>PT0S</meta:editing-duration>
    <meta:user-defined meta:name="MSIP_Label_736915f3-2f02-4945-8997-f2963298db46_Enabled">true</meta:user-defined>
    <meta:user-defined meta:name="MSIP_Label_736915f3-2f02-4945-8997-f2963298db46_SetDate">2022-11-06T16:04:42Z</meta:user-defined>
    <meta:user-defined meta:name="MSIP_Label_736915f3-2f02-4945-8997-f2963298db46_Method">Standard</meta:user-defined>
    <meta:user-defined meta:name="MSIP_Label_736915f3-2f02-4945-8997-f2963298db46_Name">Internal</meta:user-defined>
    <meta:user-defined meta:name="MSIP_Label_736915f3-2f02-4945-8997-f2963298db46_SiteId">cd99fef8-1cd3-4a2a-9bdf-15531181d65e</meta:user-defined>
    <meta:user-defined meta:name="MSIP_Label_736915f3-2f02-4945-8997-f2963298db46_ActionId">b9c764fd-1467-4cea-a43c-c3eeb6b399b3</meta:user-defined>
    <meta:user-defined meta:name="MSIP_Label_736915f3-2f02-4945-8997-f2963298db46_ContentBits">1</meta:user-defined>
    <meta:document-statistic meta:page-count="1" meta:paragraph-count="4" meta:word-count="306" meta:character-count="2048" meta:row-count="14" meta:non-whitespace-character-count="1746"/>
  </office:meta>
</office:document-meta>
</file>